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oc.expand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Link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reat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Executable( String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Source( SourceFile s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Packag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OutputStream.JavadocOutputStream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ccept( File dir1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addTaglet( ExtensionInfo tagle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Argument.Link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CollectionContain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parsePackages( Vector pn , Path sp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Javadoc.setSourcepath( Path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create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ss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quoteString( final String str , final char deli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avadoc.doGroups( Commandline toExecu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nkArgument.isLinkOff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Package( PackageName p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quoteString( final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doc.set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c.createDocl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doc.addArgIf( boolean b , Strin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setDocFilesSubDir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let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Sourcefiles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oc.setUseExternal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Argument.getParamet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doc.setHeader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Argu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OutputStream.log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Argument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Maxmemory(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PackageList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Ver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Nodeprecatedli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Access( AccessType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DocletPath( Path docle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containsWhitespace( final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letInfo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Auth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c.setHelp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c.addSourceFiles( Vector s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vadoc.setNodeprecat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Header( Html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Linkoffline( String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doc.setDoc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Argument.setHref( String 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Ol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N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Packageset( DirSet packag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OutputStream.processLine( String line , int message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oupArgument.addPackage( PackageName p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doc.setExtdirs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let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IncludeNoSourcePackag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crea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doc.setNonavba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ExcludePackageNames( String 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oc.doSourcePath( Commandline toExecute , Path sourceD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doc.checkPackagesToDoc( Vector packagesToDoc , Vector sourceFilesTo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setBootclass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Fil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let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DocletPathRef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Argument.setOffline( boolean off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doc.generalJavadocArguments( Commandline toExecut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avadoc.doJava14( Commandline toExecut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Javadoc.checkPackages( Vector packagesToDoc , Path sourceD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setFooter( String foo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createSourc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Argument.setScope( String verboseSco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avadoc.setStyleshe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c.addFooter( Html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Class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setSplitindex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llectionContainer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Argument.addTitle( Html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Argument.setPackagelistURL( URL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Breakiterat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doBootPath( Commandline toExec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doc.setNohelp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Group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Priva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Doctitle( Html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letInfo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Fil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Argument.setPackagelistLo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heckPackageAndSourc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Argument.shouldResolve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set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Notre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let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Protect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Bottom( Html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ArgIfNotEmpty( String ke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oc.doGroup( Commandline toExec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.addText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Argument.Ta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doc.setDoctitle( String doc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checkTask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setAdditionalparam( String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Doclet( String docl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Argument.get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reateBoo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File.Source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Argument.getPackagelist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doDoclet( Commandline toExecu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inkArgument.getPackageli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Noindex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Javadoc.setWindow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Des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setSource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ExcludeDocFilesSubDi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Linksourc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Boo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creat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setDefaultexcludes( boolean useDefault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Bottom( String bot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Argument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set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c.setVerbo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Argument.setPackages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oc.doSourceAndPackageNames( Commandline toExecute , Vector packagesToDoc , Vector sourceFilesToDoc , boolean useExternalFile , File tmpList , PrintWriter srcList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inkArgument.setResolveLink( boolean resol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Packagenames( String 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oc.creat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setCharset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doLinks( Commandline toExecut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Javadoc.doDocFilesSubDirs( Commandline toExec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Argument.setTitle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.addExcludePackage( PackageName p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Extdir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Argument.getPack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doc.setPublic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Argument.Grou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doc.setU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Na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add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Serialwar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setNoqualifier( String noqual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Info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.writeExternalArgs( Commandline toExecu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vadoc.setOverview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.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